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9fab"/>
    </style:style>
    <style:style style:name="P2" style:family="paragraph" style:parent-style-name="Standard">
      <style:text-properties officeooo:rsid="0014ba32" officeooo:paragraph-rsid="001ce928"/>
    </style:style>
    <style:style style:name="P3" style:family="paragraph" style:parent-style-name="Standard">
      <style:text-properties officeooo:rsid="0014ba32" officeooo:paragraph-rsid="0020450e"/>
    </style:style>
    <style:style style:name="P4" style:family="paragraph" style:parent-style-name="Standard">
      <style:text-properties officeooo:rsid="0014ba32" officeooo:paragraph-rsid="00205f0b"/>
    </style:style>
    <style:style style:name="P5" style:family="paragraph" style:parent-style-name="Standard">
      <style:text-properties officeooo:rsid="0014ba32" officeooo:paragraph-rsid="00213da7"/>
    </style:style>
    <style:style style:name="P6" style:family="paragraph" style:parent-style-name="Standard">
      <style:text-properties officeooo:rsid="0016d6a1" officeooo:paragraph-rsid="0016d6a1"/>
    </style:style>
    <style:style style:name="P7" style:family="paragraph" style:parent-style-name="Standard">
      <style:text-properties officeooo:rsid="0018541a" officeooo:paragraph-rsid="0018541a"/>
    </style:style>
    <style:style style:name="P8" style:family="paragraph" style:parent-style-name="Standard">
      <style:text-properties officeooo:rsid="001b08a6" officeooo:paragraph-rsid="001b08a6"/>
    </style:style>
    <style:style style:name="P9" style:family="paragraph" style:parent-style-name="Standard">
      <style:text-properties officeooo:rsid="001ce928" officeooo:paragraph-rsid="001ce928"/>
    </style:style>
    <style:style style:name="P10" style:family="paragraph" style:parent-style-name="Standard">
      <style:text-properties officeooo:paragraph-rsid="0020450e"/>
    </style:style>
    <style:style style:name="P11" style:family="paragraph" style:parent-style-name="Standard" style:list-style-name="L1">
      <style:text-properties officeooo:rsid="0020450e" officeooo:paragraph-rsid="0020450e"/>
    </style:style>
    <style:style style:name="P12" style:family="paragraph" style:parent-style-name="Standard">
      <style:text-properties officeooo:rsid="00213da7" officeooo:paragraph-rsid="00213da7"/>
    </style:style>
    <style:style style:name="P13" style:family="paragraph" style:parent-style-name="Standard" style:list-style-name="L2">
      <style:text-properties officeooo:rsid="0024702c" officeooo:paragraph-rsid="0024702c"/>
    </style:style>
    <style:style style:name="P14" style:family="paragraph" style:parent-style-name="Standard">
      <style:text-properties officeooo:rsid="0018541a" officeooo:paragraph-rsid="0018541a"/>
    </style:style>
    <style:style style:name="P15" style:family="paragraph" style:parent-style-name="Standard">
      <style:text-properties officeooo:rsid="001ce928" officeooo:paragraph-rsid="001ce928"/>
    </style:style>
    <style:style style:name="P16" style:family="paragraph" style:parent-style-name="Standard">
      <style:text-properties officeooo:rsid="00266f75" officeooo:paragraph-rsid="00266f75"/>
    </style:style>
    <style:style style:name="P17" style:family="paragraph" style:parent-style-name="Standard">
      <style:text-properties officeooo:rsid="00266f75" officeooo:paragraph-rsid="003d1121"/>
    </style:style>
    <style:style style:name="P18" style:family="paragraph" style:parent-style-name="Standard">
      <style:text-properties officeooo:rsid="00266f75" officeooo:paragraph-rsid="002bc38d"/>
    </style:style>
    <style:style style:name="P19" style:family="paragraph" style:parent-style-name="Standard" style:list-style-name="L3">
      <style:text-properties officeooo:rsid="002862a8" officeooo:paragraph-rsid="002862a8"/>
    </style:style>
    <style:style style:name="P20" style:family="paragraph" style:parent-style-name="Standard" style:list-style-name="L3">
      <style:text-properties officeooo:rsid="002862a8" officeooo:paragraph-rsid="0029b760"/>
    </style:style>
    <style:style style:name="P21" style:family="paragraph" style:parent-style-name="Standard" style:list-style-name="L3">
      <style:text-properties officeooo:rsid="0029b760" officeooo:paragraph-rsid="0029b760"/>
    </style:style>
    <style:style style:name="P22" style:family="paragraph" style:parent-style-name="Standard" style:list-style-name="L3">
      <style:text-properties officeooo:rsid="0029b760" officeooo:paragraph-rsid="002a9e87"/>
    </style:style>
    <style:style style:name="P23" style:family="paragraph" style:parent-style-name="Standard" style:list-style-name="L3">
      <style:text-properties officeooo:rsid="0029b760" officeooo:paragraph-rsid="0036e97b"/>
    </style:style>
    <style:style style:name="P24" style:family="paragraph" style:parent-style-name="Standard">
      <style:text-properties officeooo:rsid="0029b760" officeooo:paragraph-rsid="002e2995"/>
    </style:style>
    <style:style style:name="P25" style:family="paragraph" style:parent-style-name="Standard" style:list-style-name="L3">
      <style:text-properties officeooo:rsid="002bc38d" officeooo:paragraph-rsid="002bc38d"/>
    </style:style>
    <style:style style:name="P26" style:family="paragraph" style:parent-style-name="Standard">
      <style:text-properties officeooo:rsid="002bc38d" officeooo:paragraph-rsid="002bc38d"/>
    </style:style>
    <style:style style:name="P27" style:family="paragraph" style:parent-style-name="Standard" style:list-style-name="L4">
      <style:text-properties officeooo:rsid="002bc38d" officeooo:paragraph-rsid="002bc38d"/>
    </style:style>
    <style:style style:name="P28" style:family="paragraph" style:parent-style-name="Standard" style:list-style-name="L4">
      <style:text-properties officeooo:rsid="002bc38d" officeooo:paragraph-rsid="0036b04a"/>
    </style:style>
    <style:style style:name="P29" style:family="paragraph" style:parent-style-name="Standard">
      <style:text-properties officeooo:rsid="002bc38d" officeooo:paragraph-rsid="003ea29b"/>
    </style:style>
    <style:style style:name="P30" style:family="paragraph" style:parent-style-name="Standard" style:list-style-name="L4">
      <style:text-properties officeooo:paragraph-rsid="0036b04a"/>
    </style:style>
    <style:style style:name="P31" style:family="paragraph" style:parent-style-name="Standard">
      <style:text-properties officeooo:rsid="002e2995" officeooo:paragraph-rsid="002e2995"/>
    </style:style>
    <style:style style:name="P32" style:family="paragraph" style:parent-style-name="Standard">
      <style:text-properties officeooo:rsid="002e2995" officeooo:paragraph-rsid="0036b04a"/>
    </style:style>
    <style:style style:name="P33" style:family="paragraph" style:parent-style-name="Standard" style:list-style-name="L4">
      <style:text-properties officeooo:rsid="00305168" officeooo:paragraph-rsid="00305168"/>
    </style:style>
    <style:style style:name="P34" style:family="paragraph" style:parent-style-name="Standard" style:list-style-name="L4">
      <style:text-properties officeooo:rsid="0035a49c" officeooo:paragraph-rsid="0035a49c"/>
    </style:style>
    <style:style style:name="P35" style:family="paragraph" style:parent-style-name="Standard" style:list-style-name="L4">
      <style:text-properties officeooo:rsid="00362e57" officeooo:paragraph-rsid="00362e57"/>
    </style:style>
    <style:style style:name="P36" style:family="paragraph" style:parent-style-name="Standard" style:list-style-name="L3">
      <style:text-properties officeooo:rsid="00383329" officeooo:paragraph-rsid="00383329"/>
    </style:style>
    <style:style style:name="P37" style:family="paragraph" style:parent-style-name="Standard" style:list-style-name="L4">
      <style:text-properties officeooo:rsid="003ea29b" officeooo:paragraph-rsid="003ea29b"/>
    </style:style>
    <style:style style:name="P38" style:family="paragraph" style:parent-style-name="Standard">
      <style:text-properties officeooo:rsid="003ea29b" officeooo:paragraph-rsid="00408a17"/>
    </style:style>
    <style:style style:name="P39" style:family="paragraph" style:parent-style-name="Standard" style:list-style-name="L3">
      <style:text-properties officeooo:rsid="00427392" officeooo:paragraph-rsid="00427392"/>
    </style:style>
    <style:style style:name="P40" style:family="paragraph" style:parent-style-name="Standard" style:list-style-name="L3">
      <style:text-properties officeooo:rsid="00432c2e" officeooo:paragraph-rsid="00437b4c"/>
    </style:style>
    <style:style style:name="P41"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T1" style:family="text">
      <style:text-properties officeooo:rsid="00181664"/>
    </style:style>
    <style:style style:name="T2" style:family="text">
      <style:text-properties officeooo:rsid="0015f962"/>
    </style:style>
    <style:style style:name="T3" style:family="text">
      <style:text-properties officeooo:rsid="0018541a"/>
    </style:style>
    <style:style style:name="T4" style:family="text">
      <style:text-properties fo:font-style="italic" officeooo:rsid="0015f962" style:font-style-asian="italic" style:font-style-complex="italic"/>
    </style:style>
    <style:style style:name="T5" style:family="text">
      <style:text-properties fo:font-style="italic" officeooo:rsid="00199140" style:font-style-asian="italic" style:font-style-complex="italic"/>
    </style:style>
    <style:style style:name="T6" style:family="text">
      <style:text-properties fo:font-style="italic" officeooo:rsid="003ea29b" style:font-style-asian="italic" style:font-style-complex="italic"/>
    </style:style>
    <style:style style:name="T7" style:family="text">
      <style:text-properties officeooo:rsid="001ce928"/>
    </style:style>
    <style:style style:name="T8" style:family="text">
      <style:text-properties officeooo:rsid="001e966a"/>
    </style:style>
    <style:style style:name="T9" style:family="text">
      <style:text-properties officeooo:rsid="00266f75"/>
    </style:style>
    <style:style style:name="T10" style:family="text">
      <style:text-properties officeooo:rsid="0029b760"/>
    </style:style>
    <style:style style:name="T11" style:family="text">
      <style:text-properties officeooo:rsid="002a9e87"/>
    </style:style>
    <style:style style:name="T12" style:family="text">
      <style:text-properties officeooo:rsid="002bc38d"/>
    </style:style>
    <style:style style:name="T13" style:family="text">
      <style:text-properties officeooo:rsid="002d38c2"/>
    </style:style>
    <style:style style:name="T14" style:family="text">
      <style:text-properties officeooo:rsid="00305168"/>
    </style:style>
    <style:style style:name="T15" style:family="text">
      <style:text-properties officeooo:rsid="0035a49c"/>
    </style:style>
    <style:style style:name="T16" style:family="text">
      <style:text-properties officeooo:rsid="0036b04a"/>
    </style:style>
    <style:style style:name="T17" style:family="text">
      <style:text-properties officeooo:rsid="0036e97b"/>
    </style:style>
    <style:style style:name="T18" style:family="text">
      <style:text-properties officeooo:rsid="00383329"/>
    </style:style>
    <style:style style:name="T19" style:family="text">
      <style:text-properties officeooo:rsid="0039b16f"/>
    </style:style>
    <style:style style:name="T20" style:family="text">
      <style:text-properties officeooo:rsid="003c3022"/>
    </style:style>
    <style:style style:name="T21" style:family="text">
      <style:text-properties officeooo:rsid="003cc19b"/>
    </style:style>
    <style:style style:name="T22" style:family="text">
      <style:text-properties officeooo:rsid="003d1121"/>
    </style:style>
    <style:style style:name="T23" style:family="text">
      <style:text-properties officeooo:rsid="003ea29b"/>
    </style:style>
    <style:style style:name="T24" style:family="text">
      <style:text-properties fo:font-style="normal" officeooo:rsid="003ea29b" style:font-style-asian="normal" style:font-style-complex="normal"/>
    </style:style>
    <style:style style:name="T25" style:family="text">
      <style:text-properties officeooo:rsid="003f6f24"/>
    </style:style>
    <style:style style:name="T26" style:family="text">
      <style:text-properties officeooo:rsid="00403991"/>
    </style:style>
    <style:style style:name="T27" style:family="text">
      <style:text-properties officeooo:rsid="00408a17"/>
    </style:style>
    <style:style style:name="T28" style:family="text">
      <style:text-properties style:text-underline-style="solid" style:text-underline-width="auto" style:text-underline-color="font-color" officeooo:rsid="00403991"/>
    </style:style>
    <style:style style:name="T29" style:family="text">
      <style:text-properties officeooo:rsid="00427392"/>
    </style:style>
    <style:style style:name="T30" style:family="text">
      <style:text-properties officeooo:rsid="00432c2e"/>
    </style:style>
    <style:style style:name="T31" style:family="text">
      <style:text-properties officeooo:rsid="00437b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cientific Data Management System (SDMS) – <text:span text:style-name="T1">System Requirements</text:span></text:p>
      <text:p text:style-name="P1"/>
      <text:p text:style-name="P1">Oak Ridge National Laboratory</text:p>
      <text:p text:style-name="P1">Oak Ridge Leadership Computing Facility</text:p>
      <text:p text:style-name="P1">Advanced Data and Workflows Group</text:p>
      <text:p text:style-name="P1"><text:span text:style-name="T1">Decem</text:span>ber, 2017</text:p>
      <text:p text:style-name="P1"/>
      <text:h text:style-name="Heading_20_1" text:outline-level="1">General Description</text:h>
      <text:p text:style-name="P4">The SDMS is a data management, collaboration, and <text:span text:style-name="T8">provisioning </text:span>system that <text:span text:style-name="T7">enhances Quality of Data (QoD) for data artifacts generated and used by research scientists within </text:span>HPC environments<text:span text:style-name="T7">. The SDMS</text:span> <text:span text:style-name="T8">builds upon </text:span>the capabilities of existing grid computing technologies <text:span text:style-name="T8">(</text:span>Grid Security Infrastructure, <text:span text:style-name="T8">or </text:span>GSI, and GridFTP<text:span text:style-name="T8">) which enables secure, high efficiency, global data transfers; however, unlike Globus or distributed file systems, the SDMS provides higher-level features, including:</text:span></text:p>
      <text:p text:style-name="P3"/>
      <text:list xml:id="list7610709069631804352" text:style-name="L1">
        <text:list-item>
          <text:p text:style-name="P11">Globally accessible centralized storage</text:p>
        </text:list-item>
        <text:list-item>
          <text:p text:style-name="P11">Local provisioning with smart local caching</text:p>
        </text:list-item>
        <text:list-item>
          <text:p text:style-name="P11">Data tagging</text:p>
        </text:list-item>
        <text:list-item>
          <text:p text:style-name="P11">Metadata indexing and search</text:p>
        </text:list-item>
        <text:list-item>
          <text:p text:style-name="P11">Fine-grained access control</text:p>
        </text:list-item>
        <text:list-item>
          <text:p text:style-name="P11">Data collections</text:p>
        </text:list-item>
        <text:list-item>
          <text:p text:style-name="P11">Data dissemination</text:p>
        </text:list-item>
      </text:list>
      <text:p text:style-name="P10"/>
      <text:p text:style-name="P12">A critical aspect of the SDMS is that it controls certain aspects of Quality of Data (QoD) that are vital to scientific research activities. QoD can be defined as an aggregate measure of certainty, completeness, validity, consistency, and reliability.</text:p>
      <text:p text:style-name="P5"/>
      <text:list xml:id="list125963231096207762" text:style-name="L2">
        <text:list-item>
          <text:p text:style-name="P13">Certainty is the level of assurance associated with the identity and revision of a data artifact, as well as the authority (trust) of the source of a data artifact.</text:p>
        </text:list-item>
        <text:list-item>
          <text:p text:style-name="P13">Completeness</text:p>
        </text:list-item>
        <text:list-item>
          <text:p text:style-name="P13">Validity</text:p>
        </text:list-item>
        <text:list-item>
          <text:p text:style-name="P13">Consistency</text:p>
        </text:list-item>
        <text:list-item>
          <text:p text:style-name="P13"/>
        </text:list-item>
      </text:list>
      <text:p text:style-name="P5"/>
      <text:p text:style-name="P12">The SDMS addresses aspects of data certainty (by controlling identifiers, storage, and revisions), reliability (by ensuring valid <text:span text:style-name="T9">storage and </text:span>transmission via checksums), and reliability (by maintaining periodic backups of storage system), and can be used as a tool to support the other quality measures.</text:p>
      <text:p text:style-name="P7"/>
      <text:p text:style-name="P2"><text:span text:style-name="T2">The most important feature of the SDMS is how it promotes the elevation of </text:span><text:span text:style-name="T4">file</text:span><text:span text:style-name="T5">s</text:span><text:span text:style-name="T2"> to higher quality </text:span><text:span text:style-name="T4">data </text:span><text:span text:style-name="T5">artifacts</text:span><text:span text:style-name="T2">. </text:span></text:p>
      <text:p text:style-name="P2"/>
      <text:p text:style-name="P2"/>
      <text:p text:style-name="P6"><text:span text:style-name="T3">Lifecycle </text:span>Management</text:p>
      <text:p text:style-name="P7"><text:soft-page-break/>Unlike a file system, the SDMS represents a higher level of abstraction and control regarding the creation, use, and end-of-life of data.</text:p>
      <text:p text:style-name="P7"/>
      <text:p text:style-name="P6">Central Storage</text:p>
      <text:p text:style-name="P6"/>
      <text:p text:style-name="P6">Local Caching</text:p>
      <text:p text:style-name="P6"/>
      <text:p text:style-name="P9">intelligibility</text:p>
      <text:p text:style-name="P8">comprehensiveness</text:p>
      <text:p text:style-name="P9">context</text:p>
      <text:p text:style-name="P9"/>
      <text:h text:style-name="Heading_20_1" text:outline-level="1">Access Control</text:h>
      <text:p text:style-name="P29">Similarly to POSIX file systems, the SDMS defines a number of permissions that can be bitwise combined and subsequently applied to a data records and/or collections via <text:span text:style-name="T21">owner permissions, </text:span>user/group access control lists (ACLs), <text:span text:style-name="T21">and</text:span> default settings <text:span text:style-name="T21">(aka “other” in POSIX file systems)</text:span>. <text:span text:style-name="T23">Permissions are explicitly </text:span><text:span text:style-name="T6">granted</text:span><text:span text:style-name="T23"> or </text:span><text:span text:style-name="T6">denied</text:span><text:span text:style-name="T24">, enabling more specific access control settings to augment or negate less specific settings without ambiguity</text:span><text:span text:style-name="T23">. </text:span>The <text:span text:style-name="T23">specific </text:span>permission<text:span text:style-name="T23">s</text:span> are defined <text:span text:style-name="T21">symbolically </text:span>as follows:</text:p>
      <text:p text:style-name="P26"/>
      <text:list xml:id="list7904423312230634428" text:style-name="L4">
        <text:list-item>
          <text:p text:style-name="P30"><text:span text:style-name="T12">PERM_READ – The ability to read a data record (data and/or metadata), or view items in a collection.</text:span></text:p>
        </text:list-item>
        <text:list-item>
          <text:p text:style-name="P28">PERM_WRITE – The ability to <text:span text:style-name="T13">write (update) </text:span>a data record, <text:span text:style-name="T15">or link/unlink items in a collection</text:span></text:p>
        </text:list-item>
        <text:list-item>
          <text:p text:style-name="P30"><text:span text:style-name="T14">PERM_DELETE – The ability to delete a data record or collection.</text:span></text:p>
        </text:list-item>
        <text:list-item>
          <text:p text:style-name="P30"><text:span text:style-name="T15">PERM_ALIAS – The ability to add, remove, or edit the aliases associated with a data record or collection.</text:span></text:p>
        </text:list-item>
        <text:list-item>
          <text:p text:style-name="P34">PERM_TAG – The ability to add, remove, or edit tags associated with a data record or collection.</text:p>
        </text:list-item>
        <text:list-item>
          <text:p text:style-name="P35">PERM_ANNOTATE – The ability to annotate (add/edit notes) a data record or collection.</text:p>
        </text:list-item>
        <text:list-item>
          <text:p text:style-name="P27">PERM_ADMIN – <text:span text:style-name="T13">The ability to view and set access control settings on data records and/or collections, and to view and/or edit a collections attributes (description, owner, project, etc).</text:span></text:p>
        </text:list-item>
        <text:list-item>
          <text:p text:style-name="P37">PERM_ALL – All of the permissions defined above.</text:p>
        </text:list-item>
        <text:list-item>
          <text:p text:style-name="P33">PERM_NONE – The absence of <text:span text:style-name="T23">any </text:span>permissions.</text:p>
        </text:list-item>
      </text:list>
      <text:p text:style-name="P18"/>
      <text:p text:style-name="P38">Data records within the SDMS have an associated access control setting that is a combination of owner permissions (which default to PERM_ALL), <text:span text:style-name="T25">optional </text:span>user ACLs, <text:span text:style-name="T25">optional </text:span>group ACLs, and optional default permissions. <text:span text:style-name="T26">(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26">however, there are additional permissions associated with collections that govern permission inheritance for contained items. Unlike POSIX directories, SDMS c</text:span>ollections <text:span text:style-name="T26">have three independent sets of permissions: one for the collection itself (to determine what actions a user can take on the collection), one that defines inherited permissions for </text:span><text:span text:style-name="T28">contained data records</text:span><text:span text:style-name="T26">, and another that defines inherited permissions for </text:span><text:span text:style-name="T28">contained collections</text:span><text:span text:style-name="T26">. The separation of inherited permissions for collections enables very precise access control to hierarchical data archives.</text:span></text:p>
      <text:p text:style-name="P16"/>
      <text:p text:style-name="P17"><text:soft-page-break/>Access control follow<text:span text:style-name="T27">s</text:span> specific <text:span text:style-name="T20">policies and constraints for a given “target item” (data record or collection)</text:span>, as <text:s/><text:span text:style-name="T22">follows:</text:span></text:p>
      <text:p text:style-name="P17"/>
      <text:list xml:id="list7936084175942269905" text:style-name="L3">
        <text:list-item>
          <text:p text:style-name="P21">More specific access control settings override less specific access control settings.</text:p>
        </text:list-item>
        <text:list-item>
          <text:p text:style-name="P20"><text:span text:style-name="T10">Access </text:span>den<text:span text:style-name="T10">ial</text:span> <text:span text:style-name="T10">settings override access grant settings at the same level of specificity.</text:span></text:p>
        </text:list-item>
        <text:list-item>
          <text:p text:style-name="P39">Owner permissions override user, group, and default permissions at the same<text:span text:style-name="T10"> level of specificity.</text:span></text:p>
        </text:list-item>
        <text:list-item>
          <text:p text:style-name="P39"><text:span text:style-name="T30">A</text:span> user-level ACL <text:span text:style-name="T30">defined on the target item that is </text:span>associated with the owner of the <text:span text:style-name="T30">target </text:span>item would be redundant and shall not be allowed (user owner permission setting).</text:p>
        </text:list-item>
        <text:list-item>
          <text:p text:style-name="P19"><text:span text:style-name="T10">User-level access settings override group and default permissions at the same level of specificity.</text:span></text:p>
        </text:list-item>
        <text:list-item>
          <text:p text:style-name="P21">Group-level access settings override default <text:span text:style-name="T29">permissions </text:span>at the same level of specificity.</text:p>
        </text:list-item>
        <text:list-item>
          <text:p text:style-name="P23"><text:span text:style-name="T12">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span></text:p>
          <text:list>
            <text:list-item>
              <text:p text:style-name="P36">Only parent collections that are owned by the same user that owns the <text:span text:style-name="T31">target </text:span>item <text:span text:style-name="T30">shall be</text:span> evaluated.</text:p>
            </text:list-item>
            <text:list-item>
              <text:p text:style-name="P22"><text:span text:style-name="T18">P</text:span>arent collection<text:span text:style-name="T18">s</text:span> <text:span text:style-name="T30">shall be evaluated from most specific to least specific, until applicable access settings are found, or the hierarchy is fully searched.</text:span></text:p>
            </text:list-item>
            <text:list-item>
              <text:p text:style-name="P40">Only permissions defined for inherited data records <text:span text:style-name="T31">within the parent collection hierarchy </text:span>shall be evaluated if the <text:span text:style-name="T31">target </text:span>item is a data record .</text:p>
            </text:list-item>
            <text:list-item>
              <text:p text:style-name="P40">Only permissions defined for inherited collections <text:span text:style-name="T31">within the parent collection hierarchy </text:span>shall be evaluated if the <text:span text:style-name="T31">target </text:span>item is a collection.</text:p>
            </text:list-item>
            <text:list-item>
              <text:p text:style-name="P21">If <text:span text:style-name="T11">the parent collection hierarchy contains branches (i.e. multiple parent collections at the same level of specificity),</text:span> then the resulting <text:span text:style-name="T30">permissions for the target item shall be</text:span> calculated as the union of <text:span text:style-name="T18">the individual</text:span> <text:span text:style-name="T18">permissions determined for each independent pathway through the </text:span>parent collection <text:span text:style-name="T18">hierarchy (while adhering to all other constraints)</text:span>.</text:p>
            </text:list-item>
          </text:list>
        </text:list-item>
        <text:list-item>
          <text:p text:style-name="P25">If no applicable access settings are found <text:span text:style-name="T18">by the above policies and constraints, then </text:span>the resulting access permissions are <text:span text:style-name="T18">defined as the global permissions as defined by the owner (usually </text:span>PERM_NONE<text:span text:style-name="T30">)</text:span>.</text:p>
        </text:list-item>
      </text:list>
      <text:p text:style-name="P3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7-12-15T17:23:17.850542672</dc:date>
    <meta:editing-duration>PT5H55M7S</meta:editing-duration>
    <meta:editing-cycles>24</meta:editing-cycles>
    <meta:generator>LibreOffice/5.1.6.2$Linux_X86_64 LibreOffice_project/10m0$Build-2</meta:generator>
    <meta:document-statistic meta:table-count="0" meta:image-count="0" meta:object-count="0" meta:page-count="3" meta:paragraph-count="55" meta:word-count="1000" meta:character-count="6573" meta:non-whitespace-character-count="5649"/>
  </office:meta>
</office:document-meta>
</file>